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18" table:visibility="collapse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600" table:style-name="ce10">
            <text:p>6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80" table:style-name="ce10">
            <text:p>8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50" table:style-name="ce10">
            <text:p>5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10" table:style-name="ce1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0">
            <text:p>2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40" table:style-name="ce10">
            <text:p>24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000" table:formula="of:=SUM([.E2:.E54])" table:style-name="ce16">
            <text:p>3000</text:p>
          </table:table-cell>
          <table:table-cell table:number-columns-repeated="16379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4-16T08:23:45Z</dc:date>
    <meta:print-date>2024-03-12T10:36:39Z</meta:print-date>
    <meta:editing-cycles>85</meta:editing-cycles>
    <meta:editing-duration>PT104671S</meta:editing-duration>
  </office:meta>
</office:document-meta>
</file>